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aw_data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2023-01-08 15:29: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9: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9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9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9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9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9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9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9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9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9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9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9: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9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9: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9:12</text:p>
          </table:table-cell>
          <table:table-cell office:value-type="float" office:value="38.65548" calcext:value-type="float">
            <text:p>38,65548</text:p>
          </table:table-cell>
        </table:table-row>
        <table:table-row table:style-name="ro1">
          <table:table-cell office:value-type="string" calcext:value-type="string">
            <text:p>2023-01-08 15:29:11</text:p>
          </table:table-cell>
          <table:table-cell office:value-type="float" office:value="30.68445" calcext:value-type="float">
            <text:p>30,68445</text:p>
          </table:table-cell>
        </table:table-row>
        <table:table-row table:style-name="ro1">
          <table:table-cell office:value-type="string" calcext:value-type="string">
            <text:p>2023-01-08 15:29:10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string" calcext:value-type="string">
            <text:p>2023-01-08 15:29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9: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9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9:06</text:p>
          </table:table-cell>
          <table:table-cell office:value-type="float" office:value="14.843525" calcext:value-type="float">
            <text:p>14,843525</text:p>
          </table:table-cell>
        </table:table-row>
        <table:table-row table:style-name="ro1">
          <table:table-cell office:value-type="string" calcext:value-type="string">
            <text:p>2023-01-08 15:29:05</text:p>
          </table:table-cell>
          <table:table-cell office:value-type="float" office:value="50.82755" calcext:value-type="float">
            <text:p>50,82755</text:p>
          </table:table-cell>
        </table:table-row>
        <table:table-row table:style-name="ro1">
          <table:table-cell office:value-type="string" calcext:value-type="string">
            <text:p>2023-01-08 15:29: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9:03</text:p>
          </table:table-cell>
          <table:table-cell office:value-type="float" office:value="0.0007" calcext:value-type="float">
            <text:p>0,0007</text:p>
          </table:table-cell>
        </table:table-row>
        <table:table-row table:style-name="ro1">
          <table:table-cell office:value-type="string" calcext:value-type="string">
            <text:p>2023-01-08 15:29: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9:01</text:p>
          </table:table-cell>
          <table:table-cell office:value-type="float" office:value="31.45792" calcext:value-type="float">
            <text:p>31,45792</text:p>
          </table:table-cell>
        </table:table-row>
        <table:table-row table:style-name="ro1">
          <table:table-cell office:value-type="string" calcext:value-type="string">
            <text:p>2023-01-08 15:29:00</text:p>
          </table:table-cell>
          <table:table-cell office:value-type="float" office:value="33.72272" calcext:value-type="float">
            <text:p>33,72272</text:p>
          </table:table-cell>
        </table:table-row>
        <table:table-row table:style-name="ro1">
          <table:table-cell office:value-type="string" calcext:value-type="string">
            <text:p>2023-01-08 15:28:59</text:p>
          </table:table-cell>
          <table:table-cell office:value-type="float" office:value="0.000675" calcext:value-type="float">
            <text:p>0,000675</text:p>
          </table:table-cell>
        </table:table-row>
        <table:table-row table:style-name="ro1">
          <table:table-cell office:value-type="string" calcext:value-type="string">
            <text:p>2023-01-08 15:28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57</text:p>
          </table:table-cell>
          <table:table-cell office:value-type="float" office:value="5.088225" calcext:value-type="float">
            <text:p>5,088225</text:p>
          </table:table-cell>
        </table:table-row>
        <table:table-row table:style-name="ro1">
          <table:table-cell office:value-type="string" calcext:value-type="string">
            <text:p>2023-01-08 15:28:56</text:p>
          </table:table-cell>
          <table:table-cell office:value-type="float" office:value="59.7896" calcext:value-type="float">
            <text:p>59,7896</text:p>
          </table:table-cell>
        </table:table-row>
        <table:table-row table:style-name="ro1">
          <table:table-cell office:value-type="string" calcext:value-type="string">
            <text:p>2023-01-08 15:28:55</text:p>
          </table:table-cell>
          <table:table-cell office:value-type="float" office:value="4.8835" calcext:value-type="float">
            <text:p>4,8835</text:p>
          </table:table-cell>
        </table:table-row>
        <table:table-row table:style-name="ro1">
          <table:table-cell office:value-type="string" calcext:value-type="string">
            <text:p>2023-01-08 15:28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52</text:p>
          </table:table-cell>
          <table:table-cell office:value-type="float" office:value="36.29952" calcext:value-type="float">
            <text:p>36,29952</text:p>
          </table:table-cell>
        </table:table-row>
        <table:table-row table:style-name="ro1">
          <table:table-cell office:value-type="string" calcext:value-type="string">
            <text:p>2023-01-08 15:28:51</text:p>
          </table:table-cell>
          <table:table-cell office:value-type="float" office:value="32.7913" calcext:value-type="float">
            <text:p>32,7913</text:p>
          </table:table-cell>
        </table:table-row>
        <table:table-row table:style-name="ro1">
          <table:table-cell office:value-type="string" calcext:value-type="string">
            <text:p>2023-01-08 15:28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49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string" calcext:value-type="string">
            <text:p>2023-01-08 15:28: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47</text:p>
          </table:table-cell>
          <table:table-cell office:value-type="float" office:value="3.7592" calcext:value-type="float">
            <text:p>3,7592</text:p>
          </table:table-cell>
        </table:table-row>
        <table:table-row table:style-name="ro1">
          <table:table-cell office:value-type="string" calcext:value-type="string">
            <text:p>2023-01-08 15:28:46</text:p>
          </table:table-cell>
          <table:table-cell office:value-type="float" office:value="61.34608" calcext:value-type="float">
            <text:p>61,34608</text:p>
          </table:table-cell>
        </table:table-row>
        <table:table-row table:style-name="ro1">
          <table:table-cell office:value-type="string" calcext:value-type="string">
            <text:p>2023-01-08 15:28:45</text:p>
          </table:table-cell>
          <table:table-cell office:value-type="float" office:value="3.625425" calcext:value-type="float">
            <text:p>3,625425</text:p>
          </table:table-cell>
        </table:table-row>
        <table:table-row table:style-name="ro1">
          <table:table-cell office:value-type="string" calcext:value-type="string">
            <text:p>2023-01-08 15:28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42</text:p>
          </table:table-cell>
          <table:table-cell office:value-type="float" office:value="42.1433" calcext:value-type="float">
            <text:p>42,1433</text:p>
          </table:table-cell>
        </table:table-row>
        <table:table-row table:style-name="ro1">
          <table:table-cell office:value-type="string" calcext:value-type="string">
            <text:p>2023-01-08 15:28:41</text:p>
          </table:table-cell>
          <table:table-cell office:value-type="float" office:value="22.13427" calcext:value-type="float">
            <text:p>22,13427</text:p>
          </table:table-cell>
        </table:table-row>
        <table:table-row table:style-name="ro1">
          <table:table-cell office:value-type="string" calcext:value-type="string">
            <text:p>2023-01-08 15:28:40</text:p>
          </table:table-cell>
          <table:table-cell office:value-type="float" office:value="0.0007" calcext:value-type="float">
            <text:p>0,0007</text:p>
          </table:table-cell>
        </table:table-row>
        <table:table-row table:style-name="ro1">
          <table:table-cell office:value-type="string" calcext:value-type="string">
            <text:p>2023-01-08 15:28: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37</text:p>
          </table:table-cell>
          <table:table-cell office:value-type="float" office:value="43.27932" calcext:value-type="float">
            <text:p>43,27932</text:p>
          </table:table-cell>
        </table:table-row>
        <table:table-row table:style-name="ro1">
          <table:table-cell office:value-type="string" calcext:value-type="string">
            <text:p>2023-01-08 15:28:36</text:p>
          </table:table-cell>
          <table:table-cell office:value-type="float" office:value="21.11645" calcext:value-type="float">
            <text:p>21,11645</text:p>
          </table:table-cell>
        </table:table-row>
        <table:table-row table:style-name="ro1">
          <table:table-cell office:value-type="string" calcext:value-type="string">
            <text:p>2023-01-08 15:28: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34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 office:value-type="string" calcext:value-type="string">
            <text:p>2023-01-08 15:28: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32</text:p>
          </table:table-cell>
          <table:table-cell office:value-type="float" office:value="29.47635" calcext:value-type="float">
            <text:p>29,47635</text:p>
          </table:table-cell>
        </table:table-row>
        <table:table-row table:style-name="ro1">
          <table:table-cell office:value-type="string" calcext:value-type="string">
            <text:p>2023-01-08 15:28:31</text:p>
          </table:table-cell>
          <table:table-cell office:value-type="float" office:value="38.93658" calcext:value-type="float">
            <text:p>38,93658</text:p>
          </table:table-cell>
        </table:table-row>
        <table:table-row table:style-name="ro1">
          <table:table-cell office:value-type="string" calcext:value-type="string">
            <text:p>2023-01-08 15:28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29</text:p>
          </table:table-cell>
          <table:table-cell office:value-type="float" office:value="0.000875" calcext:value-type="float">
            <text:p>0,000875</text:p>
          </table:table-cell>
        </table:table-row>
        <table:table-row table:style-name="ro1">
          <table:table-cell office:value-type="string" calcext:value-type="string">
            <text:p>2023-01-08 15:28: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27</text:p>
          </table:table-cell>
          <table:table-cell office:value-type="float" office:value="29.675" calcext:value-type="float">
            <text:p>29,675</text:p>
          </table:table-cell>
        </table:table-row>
        <table:table-row table:style-name="ro1">
          <table:table-cell office:value-type="string" calcext:value-type="string">
            <text:p>2023-01-08 15:28:26</text:p>
          </table:table-cell>
          <table:table-cell office:value-type="float" office:value="38.84875" calcext:value-type="float">
            <text:p>38,84875</text:p>
          </table:table-cell>
        </table:table-row>
        <table:table-row table:style-name="ro1">
          <table:table-cell office:value-type="string" calcext:value-type="string">
            <text:p>2023-01-08 15:28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8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27:2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nalysis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eigth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tenth</text:p>
          </table:table-cell>
          <table:table-cell/>
          <table:table-cell office:value-type="string" calcext:value-type="string">
            <text:p>peak avg</text:p>
          </table:table-cell>
          <table:table-cell office:value-type="string" calcext:value-type="string">
            <text:p>peak:</text:p>
          </table:table-cell>
          <table:table-cell office:value-type="string" calcext:value-type="string">
            <text:p>avg of all</text:p>
          </table:table-cell>
          <table:table-cell office:value-type="string" calcext:value-type="string">
            <text:p>avg of tests</text:p>
          </table:table-cell>
          <table:table-cell/>
          <table:table-cell office:value-type="string" calcext:value-type="string">
            <text:p>time taken</text:p>
          </table:table-cell>
        </table:table-row>
        <table:table-row table:style-name="ro1">
          <table:table-cell office:value-type="float" office:value="29.675" calcext:value-type="float">
            <text:p>29,675</text:p>
          </table:table-cell>
          <table:table-cell office:value-type="float" office:value="29.47635" calcext:value-type="float">
            <text:p>29,47635</text:p>
          </table:table-cell>
          <table:table-cell office:value-type="float" office:value="43.27932" calcext:value-type="float">
            <text:p>43,27932</text:p>
          </table:table-cell>
          <table:table-cell office:value-type="float" office:value="42.1433" calcext:value-type="float">
            <text:p>42,1433</text:p>
          </table:table-cell>
          <table:table-cell office:value-type="float" office:value="3.7592" calcext:value-type="float">
            <text:p>3,7592</text:p>
          </table:table-cell>
          <table:table-cell office:value-type="float" office:value="36.29952" calcext:value-type="float">
            <text:p>36,29952</text:p>
          </table:table-cell>
          <table:table-cell office:value-type="float" office:value="5.088225" calcext:value-type="float">
            <text:p>5,088225</text:p>
          </table:table-cell>
          <table:table-cell office:value-type="float" office:value="31.45792" calcext:value-type="float">
            <text:p>31,45792</text:p>
          </table:table-cell>
          <table:table-cell office:value-type="float" office:value="14.843525" calcext:value-type="float">
            <text:p>14,843525</text:p>
          </table:table-cell>
          <table:table-cell office:value-type="float" office:value="38.65548" calcext:value-type="float">
            <text:p>38,65548</text:p>
          </table:table-cell>
          <table:table-cell/>
          <table:table-cell table:formula="of:=AVERAGE([.A13:.J13])" office:value-type="float" office:value="44.38489" calcext:value-type="float">
            <text:p>44,38489</text:p>
          </table:table-cell>
          <table:table-cell table:formula="of:=MAX([.A13:.J13])" office:value-type="float" office:value="61.34608" calcext:value-type="float">
            <text:p>61,34608</text:p>
          </table:table-cell>
          <table:table-cell table:formula="of:=AVERAGEIF([$raw_data.B2:.B121];&quot;&gt;1&quot;)" office:value-type="float" office:value="30.6083870454545" calcext:value-type="float">
            <text:p>30,6083870454545</text:p>
          </table:table-cell>
          <table:table-cell table:formula="of:=AVERAGE([.A2];[.A3];[.B2];[.B3];[.C2];[.C3];[.D2];[.D3];[.E2];[.F2];[.F3];[.G2];[.H2];[.H3];[.I2];[.I3];[.J2];[.J3])" office:value-type="float" office:value="30.2077727777778" calcext:value-type="float">
            <text:p>30,2077727777778</text:p>
          </table:table-cell>
          <table:table-cell/>
          <table:table-cell office:value-type="string" calcext:value-type="string">
            <text:p>1-2s</text:p>
          </table:table-cell>
        </table:table-row>
        <table:table-row table:style-name="ro1">
          <table:table-cell office:value-type="float" office:value="38.84875" calcext:value-type="float">
            <text:p>38,84875</text:p>
          </table:table-cell>
          <table:table-cell office:value-type="float" office:value="38.93658" calcext:value-type="float">
            <text:p>38,93658</text:p>
          </table:table-cell>
          <table:table-cell office:value-type="float" office:value="21.11645" calcext:value-type="float">
            <text:p>21,11645</text:p>
          </table:table-cell>
          <table:table-cell office:value-type="float" office:value="22.13427" calcext:value-type="float">
            <text:p>22,13427</text:p>
          </table:table-cell>
          <table:table-cell office:value-type="float" office:value="61.34608" calcext:value-type="float">
            <text:p>61,34608</text:p>
          </table:table-cell>
          <table:table-cell office:value-type="float" office:value="32.7913" calcext:value-type="float">
            <text:p>32,7913</text:p>
          </table:table-cell>
          <table:table-cell office:value-type="float" office:value="59.7896" calcext:value-type="float">
            <text:p>59,7896</text:p>
          </table:table-cell>
          <table:table-cell office:value-type="float" office:value="33.72272" calcext:value-type="float">
            <text:p>33,72272</text:p>
          </table:table-cell>
          <table:table-cell office:value-type="float" office:value="50.82755" calcext:value-type="float">
            <text:p>50,82755</text:p>
          </table:table-cell>
          <table:table-cell office:value-type="float" office:value="30.68445" calcext:value-type="float">
            <text:p>30,6844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.625425" calcext:value-type="float">
            <text:p>3,625425</text:p>
          </table:table-cell>
          <table:table-cell/>
          <table:table-cell office:value-type="float" office:value="4.8835" calcext:value-type="float">
            <text:p>4,8835</text:p>
          </table:table-cell>
          <table:table-cell table:number-columns-repeated="10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0"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 table:formula="of:=AVERAGE([.A2:.A3])" office:value-type="float" office:value="34.261875" calcext:value-type="float">
            <text:p>34,261875</text:p>
          </table:table-cell>
          <table:table-cell table:formula="of:=AVERAGE([.B2:.B3])" office:value-type="float" office:value="34.206465" calcext:value-type="float">
            <text:p>34,206465</text:p>
          </table:table-cell>
          <table:table-cell table:formula="of:=AVERAGE([.C2:.C3])" office:value-type="float" office:value="32.197885" calcext:value-type="float">
            <text:p>32,197885</text:p>
          </table:table-cell>
          <table:table-cell table:formula="of:=AVERAGE([.D2:.D3])" office:value-type="float" office:value="32.138785" calcext:value-type="float">
            <text:p>32,138785</text:p>
          </table:table-cell>
          <table:table-cell table:formula="of:=AVERAGE([.E2:.E3])" office:value-type="float" office:value="32.55264" calcext:value-type="float">
            <text:p>32,55264</text:p>
          </table:table-cell>
          <table:table-cell table:formula="of:=AVERAGE([.F2:.F3])" office:value-type="float" office:value="34.54541" calcext:value-type="float">
            <text:p>34,54541</text:p>
          </table:table-cell>
          <table:table-cell table:formula="of:=AVERAGE([.G2:.G3])" office:value-type="float" office:value="32.4389125" calcext:value-type="float">
            <text:p>32,4389125</text:p>
          </table:table-cell>
          <table:table-cell table:formula="of:=AVERAGE([.H2:.H3])" office:value-type="float" office:value="32.59032" calcext:value-type="float">
            <text:p>32,59032</text:p>
          </table:table-cell>
          <table:table-cell table:formula="of:=AVERAGE([.I2:.I3])" office:value-type="float" office:value="32.8355375" calcext:value-type="float">
            <text:p>32,8355375</text:p>
          </table:table-cell>
          <table:table-cell table:formula="of:=AVERAGE([.J2:.J3])" office:value-type="float" office:value="34.669965" calcext:value-type="float">
            <text:p>34,669965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 office:value-type="string" calcext:value-type="string">
            <text:p>Peak</text:p>
          </table:table-cell>
          <table:table-cell table:number-columns-repeated="7"/>
        </table:table-row>
        <table:table-row table:style-name="ro1">
          <table:table-cell table:formula="of:=MAX([.A2:.A3])" office:value-type="float" office:value="38.84875" calcext:value-type="float">
            <text:p>38,84875</text:p>
          </table:table-cell>
          <table:table-cell table:formula="of:=MAX([.B2:.B3])" office:value-type="float" office:value="38.93658" calcext:value-type="float">
            <text:p>38,93658</text:p>
          </table:table-cell>
          <table:table-cell table:formula="of:=MAX([.C2:.C3])" office:value-type="float" office:value="43.27932" calcext:value-type="float">
            <text:p>43,27932</text:p>
          </table:table-cell>
          <table:table-cell table:formula="of:=MAX([.D2:.D3])" office:value-type="float" office:value="42.1433" calcext:value-type="float">
            <text:p>42,1433</text:p>
          </table:table-cell>
          <table:table-cell table:formula="of:=MAX([.E2:.E3])" office:value-type="float" office:value="61.34608" calcext:value-type="float">
            <text:p>61,34608</text:p>
          </table:table-cell>
          <table:table-cell table:formula="of:=MAX([.F2:.F3])" office:value-type="float" office:value="36.29952" calcext:value-type="float">
            <text:p>36,29952</text:p>
          </table:table-cell>
          <table:table-cell table:formula="of:=MAX([.G2:.G3])" office:value-type="float" office:value="59.7896" calcext:value-type="float">
            <text:p>59,7896</text:p>
          </table:table-cell>
          <table:table-cell table:formula="of:=MAX([.H2:.H3])" office:value-type="float" office:value="33.72272" calcext:value-type="float">
            <text:p>33,72272</text:p>
          </table:table-cell>
          <table:table-cell table:formula="of:=MAX([.I2:.I3])" office:value-type="float" office:value="50.82755" calcext:value-type="float">
            <text:p>50,82755</text:p>
          </table:table-cell>
          <table:table-cell table:formula="of:=MAX([.J2:.J3])" office:value-type="float" office:value="38.65548" calcext:value-type="float">
            <text:p>38,6554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7">
      <number:number number:decimal-places="0" number:min-decimal-places="0" number:min-integer-digits="7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9:11:08.532797778</meta:creation-date>
    <dc:date>2023-01-09T23:25:16.853911735</dc:date>
    <meta:editing-duration>PT8M15S</meta:editing-duration>
    <meta:editing-cycles>3</meta:editing-cycles>
    <meta:generator>LibreOffice/7.4.3.2$Linux_X86_64 LibreOffice_project/40$Build-2</meta:generator>
    <meta:document-statistic meta:table-count="2" meta:cell-count="324" meta:object-count="0"/>
  </office:meta>
</office:document-meta>
</file>